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9f7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ontraseña</text:span><text:line-break/>JnHV8C8Aa5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8:48:31.303000000</meta:creation-date>
    <dc:date>2024-04-09T18:48:45.896000000</dc:date>
    <meta:editing-duration>PT15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2"/>
    <meta:generator>LibreOffice/7.5.3.2$Windows_X86_64 LibreOffice_project/9f56dff12ba03b9acd7730a5a481eea045e468f3</meta:generator>
  </office:meta>
</office:document-meta>
</file>